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kinconfTransformer.startElement( String uri , String loc , String raw , Attributes a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Skinconf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